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fc4" officeooo:paragraph-rsid="00179fc4"/>
    </style:style>
    <style:style style:name="P2" style:family="paragraph" style:parent-style-name="Standard">
      <style:text-properties officeooo:rsid="0017da16" officeooo:paragraph-rsid="0017da16"/>
    </style:style>
    <style:style style:name="P3" style:family="paragraph" style:parent-style-name="Standard">
      <style:text-properties officeooo:rsid="0018f954" officeooo:paragraph-rsid="0018f954"/>
    </style:style>
    <style:style style:name="P4" style:family="paragraph" style:parent-style-name="Standard">
      <style:text-properties officeooo:rsid="0018f954" officeooo:paragraph-rsid="001ae4ac"/>
    </style:style>
    <style:style style:name="P5" style:family="paragraph" style:parent-style-name="Standard">
      <style:text-properties officeooo:rsid="0018f954" officeooo:paragraph-rsid="001b49c8"/>
    </style:style>
    <style:style style:name="P6" style:family="paragraph" style:parent-style-name="Standard">
      <style:text-properties officeooo:rsid="0018f954" officeooo:paragraph-rsid="0017da16"/>
    </style:style>
    <style:style style:name="P7" style:family="paragraph" style:parent-style-name="Standard">
      <style:text-properties officeooo:rsid="001ae4ac" officeooo:paragraph-rsid="001ae4ac"/>
    </style:style>
    <style:style style:name="P8" style:family="paragraph" style:parent-style-name="Standard">
      <style:text-properties officeooo:rsid="001ae4ac" officeooo:paragraph-rsid="001b49c8"/>
    </style:style>
    <style:style style:name="P9" style:family="paragraph" style:parent-style-name="Standard">
      <style:text-properties officeooo:rsid="001ae4ac" officeooo:paragraph-rsid="0018f954"/>
    </style:style>
    <style:style style:name="P10" style:family="paragraph" style:parent-style-name="Standard">
      <style:text-properties officeooo:rsid="001b49c8" officeooo:paragraph-rsid="001b49c8"/>
    </style:style>
    <style:style style:name="P11" style:family="paragraph" style:parent-style-name="Standard">
      <style:text-properties officeooo:rsid="001ae4ac" officeooo:paragraph-rsid="001cb30d"/>
    </style:style>
    <style:style style:name="P12" style:family="paragraph" style:parent-style-name="Standard">
      <style:text-properties officeooo:rsid="001ae4ac" officeooo:paragraph-rsid="001b49c8"/>
    </style:style>
    <style:style style:name="P13" style:family="paragraph" style:parent-style-name="Standard">
      <style:text-properties officeooo:rsid="001ae4ac" officeooo:paragraph-rsid="001d40c1"/>
    </style:style>
    <style:style style:name="P14" style:family="paragraph" style:parent-style-name="Standard">
      <style:text-properties officeooo:rsid="001b49c8" officeooo:paragraph-rsid="001d40c1"/>
    </style:style>
    <style:style style:name="P15" style:family="paragraph" style:parent-style-name="Standard">
      <style:text-properties officeooo:rsid="00179fc4" officeooo:paragraph-rsid="00179fc4"/>
    </style:style>
    <style:style style:name="P16" style:family="paragraph" style:parent-style-name="Standard">
      <style:text-properties officeooo:rsid="00179fc4" officeooo:paragraph-rsid="001d40c1"/>
    </style:style>
    <style:style style:name="T1" style:family="text">
      <style:text-properties officeooo:rsid="0018f954"/>
    </style:style>
    <style:style style:name="T2" style:family="text">
      <style:text-properties officeooo:rsid="001ae4ac"/>
    </style:style>
    <style:style style:name="T3" style:family="text">
      <style:text-properties officeooo:rsid="001b49c8"/>
    </style:style>
    <style:style style:name="T4" style:family="text">
      <style:text-properties officeooo:rsid="001cb30d"/>
    </style:style>
    <style:style style:name="T5" style:family="text">
      <style:text-properties officeooo:rsid="001d40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1.Search bar functionality</text:p>
      <text:p text:style-name="P1"><text:tab/>1. Verification of search bar in start state:</text:p>
      <text:p text:style-name="P1"><text:tab/><text:tab/>1 Searching for video</text:p>
      <text:p text:style-name="P1"><text:tab/><text:tab/>2.Searching for photos</text:p>
      <text:p text:style-name="P1"><text:tab/><text:tab/>3.Verification of example search phrases</text:p>
      <text:p text:style-name="P1"><text:tab/>2.Verification of search bar in collapsed state(when screen is scrolled down):</text:p>
      <text:p text:style-name="P1"><text:tab/><text:tab/>1 Searching for video</text:p>
      <text:p text:style-name="P1"><text:tab/><text:tab/>2.Searching for photos</text:p>
      <text:p text:style-name="P1"><text:tab/><text:tab/><text:span text:style-name="T2">3.Verification of keeping search phrase when state of bar is changed</text:span></text:p>
      <text:p text:style-name="P2">2. Promo <text:span text:style-name="T1">templates area</text:span> in Library:</text:p>
      <text:p text:style-name="P2"><text:tab/>1. Verification of filters:</text:p>
      <text:p text:style-name="P2"><text:tab/><text:tab/>1. <text:span text:style-name="T4">Filtering templates by</text:span> <text:s/>Free/Premium <text:s/></text:p>
      <text:p text:style-name="P2"><text:tab/><text:tab/>2. <text:span text:style-name="T4">Filtering templates</text:span> <text:span text:style-name="T4">by</text:span> <text:span text:style-name="T4">New/Best</text:span> <text:s/></text:p>
      <text:p text:style-name="P6"><text:tab/>2. Verification of amount of templates shown:</text:p>
      <text:p text:style-name="P6"><text:tab/><text:tab/>1. Showing more template (load more button and show more)</text:p>
      <text:p text:style-name="P3"><text:tab/><text:tab/>2. Showing less templates – <text:span text:style-name="T4">Show less button</text:span></text:p>
      <text:p text:style-name="P3">3. Verification of templates:</text:p>
      <text:p text:style-name="P3"><text:tab/>1.Verification of templates on promo area:</text:p>
      <text:p text:style-name="P3"><text:tab/><text:tab/>1. Verification of start of video playing when cursor is hoover over templates</text:p>
      <text:p text:style-name="P3"><text:tab/><text:tab/>2. Verification of recur<text:span text:style-name="T4">r</text:span>ing playing of template, when cursor is on template longer then <text:tab/><text:tab/><text:tab/>time of video.</text:p>
      <text:p text:style-name="P3"><text:tab/><text:tab/>3.Verification of stop<text:span text:style-name="T4">p</text:span>ing video <text:span text:style-name="T4">in</text:span> template <text:span text:style-name="T4">and</text:span> playing another one next to it, when <text:tab/><text:tab/><text:tab/>cursor changes position to another template.</text:p>
      <text:p text:style-name="P3"><text:tab/>2.Verification of preview of <text:span text:style-name="T4">v</text:span>ideo:</text:p>
      <text:p text:style-name="P4"><text:tab/><text:tab/>1. Clicking preview button on template on main page – <text:span text:style-name="T2">verification of showing new <text:tab/><text:tab/><text:tab/>window with player</text:span></text:p>
      <text:p text:style-name="P4"><text:tab/><text:tab/><text:span text:style-name="T3">2.Window mode:</text:span></text:p>
      <text:p text:style-name="P7"><text:tab/><text:tab/><text:tab/><text:span text:style-name="T5">1</text:span>.Verification of playing video till end in every shape(vertical, square, horizontal)</text:p>
      <text:p text:style-name="P4"><text:tab/><text:tab/><text:tab/><text:span text:style-name="T5">2. Replaying video after it ends </text:span></text:p>
      <text:p text:style-name="P4"><text:tab/><text:tab/><text:tab/><text:span text:style-name="T5">3. Pausing and resuming video</text:span></text:p>
      <text:p text:style-name="P9"><text:tab/><text:tab/><text:tab/><text:span text:style-name="T5">4</text:span>. Verification of saving video progress after changing shape/orientation</text:p>
      <text:p text:style-name="P3"><text:tab/><text:tab/><text:tab/><text:span text:style-name="T5">5. Changing volume of video and muting it</text:span></text:p>
      <text:p text:style-name="P3"><text:tab/><text:tab/><text:tab/><text:span text:style-name="T5">6.Verification of share button functionality</text:span></text:p>
      <text:p text:style-name="P9"><text:tab/><text:tab/><text:span text:style-name="T4">3</text:span>. Enabling full screen mode:</text:p>
      <text:p text:style-name="P5"><text:tab/><text:tab/><text:tab/><text:span text:style-name="T5">1.Verification of playing video till end in every shape(vertical, square, horizontal)</text:span></text:p>
      <text:p text:style-name="P5"><text:tab/><text:tab/><text:tab/><text:span text:style-name="T5">2. Replaying video after it ends </text:span></text:p>
      <text:p text:style-name="P5"><text:tab/><text:tab/><text:tab/><text:span text:style-name="T5">3. Pausing and resuming video</text:span></text:p>
      <text:p text:style-name="P8"><text:tab/><text:tab/><text:tab/><text:span text:style-name="T5">4</text:span>. Verification of saving video progress after changing shape/orientation</text:p>
      <text:p text:style-name="P5"><text:tab/><text:tab/><text:tab/><text:span text:style-name="T5">5. Changing volume of video and muting it</text:span></text:p>
      <text:p text:style-name="P8"><text:tab/><text:tab/><text:tab/><text:span text:style-name="T5">6.Verification of share button functionality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<text:span text:style-name="T4">I</text:span>n full scre<text:span text:style-name="T4">e</text:span>n mode on preview:</text:p>
      <text:p text:style-name="P13">1. Go in promo templ<text:span text:style-name="T4">a</text:span>tes are</text:p>
      <text:p text:style-name="P13">2. Press “Preview” on any of buttons</text:p>
      <text:p text:style-name="P13">3. Enable full screen in “wide” mode</text:p>
      <text:p text:style-name="P13">4. Change mode to “square”</text:p>
      <text:p text:style-name="P13">5. You cant go back to windowed mode by clicking on full screen button in right down corner, you have to go back to “wide” mode.</text:p>
      <text:p text:style-name="P16"/>
      <text:p text:style-name="P14">And when you go into full screen mode, after two changes of shape/orientation player is going back into windowed mode</text:p>
      <text:p text:style-name="P14">Also in Vertical mode player bar looks weird – there’s no progress of video and you can see on the right part of full screen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10:12:00.647000000</meta:creation-date>
    <dc:date>2019-07-30T22:15:22.796000000</dc:date>
    <meta:editing-duration>PT28M15S</meta:editing-duration>
    <meta:editing-cycles>3</meta:editing-cycles>
    <meta:generator>LibreOffice/6.2.0.3$Windows_X86_64 LibreOffice_project/98c6a8a1c6c7b144ce3cc729e34964b47ce25d62</meta:generator>
    <meta:document-statistic meta:table-count="0" meta:image-count="0" meta:object-count="0" meta:page-count="2" meta:paragraph-count="45" meta:word-count="374" meta:character-count="2415" meta:non-whitespace-character-count="1993"/>
  </office:meta>
</office:document-meta>
</file>